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rsid="001b0625" officeooo:paragraph-rsid="001b0625"/>
    </style:style>
    <style:style style:name="P2" style:family="paragraph" style:parent-style-name="Standard" style:list-style-name="L1">
      <style:text-properties officeooo:rsid="001b0625" officeooo:paragraph-rsid="001b0625"/>
    </style:style>
    <style:style style:name="P3" style:family="paragraph" style:parent-style-name="Standard">
      <style:text-properties fo:font-size="15pt" officeooo:rsid="001b0625" officeooo:paragraph-rsid="001b0625" style:font-size-asian="15pt" style:font-size-complex="15pt"/>
    </style:style>
    <style:style style:name="P4" style:family="paragraph" style:parent-style-name="Standard" style:list-style-name="L1">
      <style:text-properties officeooo:rsid="001b10d8" officeooo:paragraph-rsid="001b10d8"/>
    </style:style>
    <style:style style:name="P5" style:family="paragraph" style:parent-style-name="Standard" style:list-style-name="L1">
      <style:text-properties officeooo:rsid="001d0511" officeooo:paragraph-rsid="001d051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G 10/29</text:p>
      <text:p text:style-name="P3">Languages of New Guinea</text:p>
      <text:p text:style-name="P1"/>
      <text:list text:style-name="L1">
        <text:list-item>
          <text:p text:style-name="P2">900-1000 languages</text:p>
        </text:list-item>
        <text:list-item>
          <text:p text:style-name="P2">Up to 60 language families and many isolates, others group into fewer families</text:p>
        </text:list-item>
        <text:list-item>
          <text:p text:style-name="P2">Due to the 14/1000 rule, we’re unable to reconstruct from proto-langauges that are over 10k yrs old</text:p>
        </text:list-item>
        <text:list-item>
          <text:p text:style-name="P4">Sound of fruit dove = children calling for attention (Kaluli)</text:p>
        </text:list-item>
        <text:list-item>
          <text:p text:style-name="P5">Similarities between Hawaiian and Kaluli</text:p>
          <text:list>
            <text:list-item>
              <text:p text:style-name="P5">highly localized musical and performance traditions</text:p>
            </text:list-item>
            <text:list-item>
              <text:p text:style-name="P5">songs and art that refers to the local environment</text:p>
            </text:list-item>
            <text:list-item>
              <text:p text:style-name="P5">Natural regalia (feathers and leaves)</text:p>
            </text:list-item>
            <text:list-item>
              <text:p text:style-name="P5">The language itself is lexically or grammatically tied features of</text:p>
              <text:p text:style-name="P5">geography or biology of the area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4:33:37.881290781</meta:creation-date>
    <dc:date>2025-10-29T15:17:26.874642398</dc:date>
    <meta:editing-duration>PT19M55S</meta:editing-duration>
    <meta:editing-cycles>1</meta:editing-cycles>
    <meta:document-statistic meta:table-count="0" meta:image-count="0" meta:object-count="0" meta:page-count="1" meta:paragraph-count="12" meta:word-count="99" meta:character-count="576" meta:non-whitespace-character-count="499"/>
    <meta:generator>LibreOffice/24.2.7.2$Linux_X86_64 LibreOffice_project/420$Build-2</meta:generator>
  </office:meta>
</office:document-meta>
</file>